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rsid="0017bba0" officeooo:paragraph-rsid="0017bba0" style:font-size-asian="18pt" style:font-size-complex="18pt"/>
    </style:style>
    <style:style style:name="P5" style:family="paragraph" style:parent-style-name="Standard">
      <style:text-properties fo:font-size="18pt" officeooo:rsid="0018b019" officeooo:paragraph-rsid="0018b019" style:font-size-asian="18pt" style:font-size-complex="18pt"/>
    </style:style>
    <style:style style:name="T1" style:family="text">
      <style:text-properties officeooo:rsid="00178469"/>
    </style:style>
    <style:style style:name="T2" style:family="text">
      <style:text-properties officeooo:rsid="0018b019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ickbooks-Online Dashboard Reference Guide</text:p>
      <text:p text:style-name="Standard"/>
      <text:p text:style-name="P1"><text:span text:style-name="T1">1.</text:span> <text:span text:style-name="T1">C</text:span>reate a customer:</text:p>
      <text:p text:style-name="P1">• On the left panel, select Sales&gt;Customer</text:p>
      <text:p text:style-name="P1"/>
      <text:p text:style-name="P1"><text:span text:style-name="T1">2. C</text:span>reate a supplier:</text:p>
      <text:p text:style-name="P1">• On the left panel, select Expenses&gt;Suppliers</text:p>
      <text:p text:style-name="P1"/>
      <text:p text:style-name="P1"><text:span text:style-name="T1">3.</text:span> <text:span text:style-name="T1">A</text:span>ccess the <text:span text:style-name="T3">Chart of Accounts</text:span>:</text:p>
      <text:p text:style-name="P1">• On the left panel, select <text:span text:style-name="T2">Menu&gt;Transactions</text:span>&gt;Chart of Accounts</text:p>
      <text:p text:style-name="P1"/>
      <text:p text:style-name="P1"><text:span text:style-name="T1">4.</text:span> <text:span text:style-name="T1">A</text:span>ccess reports such as the Profit &amp; Loss statement:</text:p>
      <text:p text:style-name="P1">• On the left panel, select Reports&gt;Reports</text:p>
      <text:p text:style-name="P1"/>
      <text:p text:style-name="P1"><text:span text:style-name="T1">5.</text:span> <text:span text:style-name="T1">C</text:span>reate a customer invoice:</text:p>
      <text:p text:style-name="P1">• On the left panel, select “+ New”&gt;”Invoice”</text:p>
      <text:p text:style-name="P1"/>
      <text:p text:style-name="P1"><text:span text:style-name="T1">6.</text:span> <text:span text:style-name="T1">C</text:span>reate a Sales Receipt:</text:p>
      <text:p text:style-name="P1">• On the left panel, select “+ New”&gt;”Sales Receipt”</text:p>
      <text:p text:style-name="P1"/>
      <text:p text:style-name="P1"><text:span text:style-name="T1">7. C</text:span>reate a bill from a vendor:</text:p>
      <text:p text:style-name="P1">• On the left panel, select “+ New”&gt;”Bill”</text:p>
      <text:p text:style-name="P1"/>
      <text:p text:style-name="P1"><text:span text:style-name="T1">8.</text:span> <text:span text:style-name="T1">R</text:span>ecord a payment to a supplier:</text:p>
      <text:p text:style-name="P1">• On the left panel, select “+ New”&gt;”Pay bills”</text:p>
      <text:p text:style-name="P1"/>
      <text:p text:style-name="P4">9. Check ‘<text:span text:style-name="T2">Banking’, </text:span>‘Expenses’, ‘<text:span text:style-name="T2">Sales’, ‘Cash flow’, ‘Payroll’, ‘Reports’, </text:span>Taxes’, ‘Mileage’, ‘<text:span text:style-name="T2">Accounting’</text:span></text:p>
      <text:p text:style-name="P4"/>
      <text:p text:style-name="P5">10. Gear Icon on top-right give additional setting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00:34.135774310</meta:creation-date>
    <dc:date>2024-02-13T12:18:29.802224458</dc:date>
    <meta:editing-duration>PT10M48S</meta:editing-duration>
    <meta:editing-cycles>3</meta:editing-cycles>
    <meta:generator>LibreOffice/24.2.0.3$Linux_X86_64 LibreOffice_project/da48488a73ddd66ea24cf16bbc4f7b9c08e9bea1</meta:generator>
    <meta:document-statistic meta:table-count="0" meta:image-count="0" meta:object-count="0" meta:page-count="1" meta:paragraph-count="19" meta:word-count="136" meta:character-count="828" meta:non-whitespace-character-count="711"/>
  </office:meta>
</office:document-meta>
</file>